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lete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row table:style-name="ro1">
          <table:table-cell office:value-type="float" office:value="34320" calcext:value-type="float">
            <text:p>34320</text:p>
          </table:table-cell>
          <table:table-cell office:value-type="float" office:value="3511808" calcext:value-type="float">
            <text:p>3511808</text:p>
          </table:table-cell>
          <table:table-cell office:value-type="float" office:value="124358" calcext:value-type="float">
            <text:p>124358</text:p>
          </table:table-cell>
          <table:table-cell office:value-type="float" office:value="46656000" calcext:value-type="float">
            <text:p>46656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M+B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S+BM</text:p>
          </table:table-cell>
          <table:table-cell office:value-type="string" calcext:value-type="string">
            <text:p>BS+BE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q2a</text:p>
          </table:table-cell>
          <table:table-cell office:value-type="string" calcext:value-type="string">
            <text:p>sum gen</text:p>
          </table:table-cell>
          <table:table-cell office:value-type="string" calcext:value-type="string">
            <text:p>per BE in gen</text:p>
          </table:table-cell>
          <table:table-cell office:value-type="string" calcext:value-type="string">
            <text:p>per All in gen</text:p>
          </table:table-cell>
          <table:table-cell table:number-columns-repeated="3"/>
        </table:table-row>
        <table:table-row table:style-name="ro1">
          <table:table-cell office:value-type="float" office:value="32806343" calcext:value-type="float">
            <text:p>32806343</text:p>
          </table:table-cell>
          <table:table-cell office:value-type="float" office:value="37" calcext:value-type="float">
            <text:p>37</text:p>
          </table:table-cell>
          <table:table-cell office:value-type="float" office:value="2337165" calcext:value-type="float">
            <text:p>2337165</text:p>
          </table:table-cell>
          <table:table-cell office:value-type="float" office:value="48692" calcext:value-type="float">
            <text:p>48692</text:p>
          </table:table-cell>
          <table:table-cell office:value-type="float" office:value="839" calcext:value-type="float">
            <text:p>839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float" office:value="14968" calcext:value-type="float">
            <text:p>14968</text:p>
          </table:table-cell>
          <table:table-cell table:number-columns-repeated="2"/>
          <table:table-cell office:value-type="string" calcext:value-type="string">
            <text:p>os</text:p>
          </table:table-cell>
          <table:table-cell table:formula="of:=(SUM([.A4:.H4])+SUM([.$A$6:.$H$6]))" office:value-type="float" office:value="1598080" calcext:value-type="float">
            <text:p>1598080</text:p>
          </table:table-cell>
          <table:table-cell table:formula="of:=([.C4]+[.D4]+[.G4]+[.H4]+[.$C$6]+[.$D$6]+[.$G$6]+[.$H$6])/[.L3]" office:value-type="float" office:value="0.211049509411294" calcext:value-type="float">
            <text:p>0.2110495094</text:p>
          </table:table-cell>
          <table:table-cell table:formula="of:=([.H4]+[.$H$6])/[.L3]" office:value-type="float" office:value="0.00345539647577093" calcext:value-type="float">
            <text:p>0.0034553965</text:p>
          </table:table-cell>
          <table:table-cell table:number-columns-repeated="3"/>
        </table:table-row>
        <table:table-row table:style-name="ro1">
          <table:table-cell office:value-type="float" office:value="902300" calcext:value-type="float">
            <text:p>902300</text:p>
          </table:table-cell>
          <table:table-cell office:value-type="float" office:value="31" calcext:value-type="float">
            <text:p>31</text:p>
          </table:table-cell>
          <table:table-cell office:value-type="float" office:value="217262" calcext:value-type="float">
            <text:p>217262</text:p>
          </table:table-cell>
          <table:table-cell office:value-type="float" office:value="16661" calcext:value-type="float">
            <text:p>16661</text:p>
          </table:table-cell>
          <table:table-cell office:value-type="float" office:value="773" calcext:value-type="float">
            <text:p>77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421" calcext:value-type="float">
            <text:p>4421</text:p>
          </table:table-cell>
          <table:table-cell table:number-columns-repeated="2"/>
          <table:table-cell office:value-type="string" calcext:value-type="string">
            <text:p>bu</text:p>
          </table:table-cell>
          <table:table-cell table:formula="of:=(SUM([.A5:.H5])+SUM([.$A$6:.$H$6]))" office:value-type="float" office:value="10304995" calcext:value-type="float">
            <text:p>10304995</text:p>
          </table:table-cell>
          <table:table-cell table:formula="of:=([.C5]+[.D5]+[.G5]+[.H5]+[.$C$6]+[.$D$6]+[.$G$6]+[.$H$6])/[.L4]" office:value-type="float" office:value="0.0845389056472128" calcext:value-type="float">
            <text:p>0.0845389056</text:p>
          </table:table-cell>
          <table:table-cell table:formula="of:=([.H5]+[.$H$6])/[.L4]" office:value-type="float" office:value="0.0010397870159083" calcext:value-type="float">
            <text:p>0.001039787</text:p>
          </table:table-cell>
          <table:table-cell table:number-columns-repeated="3"/>
        </table:table-row>
        <table:table-row table:style-name="ro1">
          <table:table-cell office:value-type="float" office:value="9075761" calcext:value-type="float">
            <text:p>9075761</text:p>
          </table:table-cell>
          <table:table-cell office:value-type="float" office:value="5" calcext:value-type="float">
            <text:p>5</text:p>
          </table:table-cell>
          <table:table-cell office:value-type="float" office:value="740851" calcext:value-type="float">
            <text:p>740851</text:p>
          </table:table-cell>
          <table:table-cell office:value-type="float" office:value="21218" calcext:value-type="float">
            <text:p>21218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float" office:value="9614" calcext:value-type="float">
            <text:p>9614</text:p>
          </table:table-cell>
          <table:table-cell table:number-columns-repeated="9"/>
        </table:table-row>
        <table:table-row table:style-name="ro1">
          <table:table-cell office:value-type="float" office:value="357506" calcext:value-type="float">
            <text:p>357506</text:p>
          </table:table-cell>
          <table:table-cell office:value-type="float" office:value="19" calcext:value-type="float">
            <text:p>19</text:p>
          </table:table-cell>
          <table:table-cell office:value-type="float" office:value="90302" calcext:value-type="float">
            <text:p>90302</text:p>
          </table:table-cell>
          <table:table-cell office:value-type="float" office:value="7527" calcext:value-type="float">
            <text:p>7527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office:value-type="string" calcext:value-type="string">
            <text:p>rq2b</text:p>
          </table:table-cell>
          <table:table-cell office:value-type="string" calcext:value-type="string">
            <text:p>per all found</text:p>
          </table:table-cell>
          <table:table-cell office:value-type="string" calcext:value-type="string">
            <text:p>per be found</text:p>
          </table:table-cell>
          <table:table-cell office:value-type="string" calcext:value-type="string">
            <text:p>per BS found</text:p>
          </table:table-cell>
          <table:table-cell office:value-type="string" calcext:value-type="string">
            <text:p>per BM found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os</text:p>
          </table:table-cell>
          <table:table-cell table:formula="of:=([.H4]+[.H6])/SUM([.H3:.H6])" office:value-type="float" office:value="0.18343077331916" calcext:value-type="float">
            <text:p>0.1834307733</text:p>
          </table:table-cell>
          <table:table-cell table:formula="of:=([.C4]+[.D4]+[.G4]+[.H4]+[.$D$6]+[.$C$6]+[.$G$6]+[.$H$6])/(SUM([.$C$3:.$D$6])+SUM([.$G$3:.$H$6]))" office:value-type="float" office:value="0.0960399885187345" calcext:value-type="float">
            <text:p>0.0960399885</text:p>
          </table:table-cell>
          <table:table-cell table:formula="of:=(SUM([.E4:.H4])+SUM([.$E$6:.$H$6]))/(SUM([.$E$3:.$H$6]))" office:value-type="float" office:value="0.188578088578089" calcext:value-type="float">
            <text:p>0.1885780886</text:p>
          </table:table-cell>
          <table:table-cell table:formula="of:=([.B4]+[.D4]+[.F4]+[.H4]+[.$H$6]+[.$F$6]+[.$D$6]+[.$B$6])/(SUM([.$B$3:.$B$6])+SUM([.$D$3:.$D$6])+SUM([.$F$3:.$F$6])+SUM([.$H$3:.$H$6]))" office:value-type="float" office:value="0.239662908699078" calcext:value-type="float">
            <text:p>0.239662908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9" calcext:value-type="float">
            <text:p>4009</text:p>
          </table:table-cell>
          <table:table-cell office:value-type="float" office:value="9322" calcext:value-type="float">
            <text:p>9322</text:p>
          </table:table-cell>
          <table:table-cell office:value-type="float" office:value="1085" calcext:value-type="float">
            <text:p>1085</text:p>
          </table:table-cell>
          <table:table-cell office:value-type="float" office:value="28219" calcext:value-type="float">
            <text:p>28219</text:p>
          </table:table-cell>
          <table:table-cell table:number-columns-repeated="5"/>
          <table:table-cell office:value-type="string" calcext:value-type="string">
            <text:p>bu</text:p>
          </table:table-cell>
          <table:table-cell table:formula="of:=([.H6]+[.H5])/SUM([.H3:.H6])" office:value-type="float" office:value="0.355932766409779" calcext:value-type="float">
            <text:p>0.3559327664</text:p>
          </table:table-cell>
          <table:table-cell table:formula="of:=([.C5]+[.D5]+[.G5]+[.H5]+[.$D$6]+[.$C$6]+[.$G$6]+[.$H$6])/(SUM([.$C$3:.$D$6])+SUM([.$G$3:.$H$6]))" office:value-type="float" office:value="0.248069655288672" calcext:value-type="float">
            <text:p>0.2480696553</text:p>
          </table:table-cell>
          <table:table-cell table:formula="of:=(SUM([.E5:.H5])+SUM([.$E$6:.$H$6]))/(SUM([.$E$3:.$H$6]))" office:value-type="float" office:value="0.343997668997669" calcext:value-type="float">
            <text:p>0.343997669</text:p>
          </table:table-cell>
          <table:table-cell table:formula="of:=([.B5]+[.D5]+[.F5]+[.H5]+[.$H$6]+[.$F$6]+[.$D$6]+[.$B$6])/(SUM([.$B$3:.$B$6])+SUM([.$D$3:.$D$6])+SUM([.$F$3:.$F$6])+SUM([.$H$3:.$H$6]))" office:value-type="float" office:value="0.317639395937535" calcext:value-type="float">
            <text:p>0.3176393959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18400" calcext:value-type="float">
            <text:p>518400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3"/>
          <table:table-cell table:formula="of:=SUM([.A4:.H4])+SUM([.A6:.H6])" office:value-type="float" office:value="1598080" calcext:value-type="float">
            <text:p>1598080</text:p>
          </table:table-cell>
          <table:table-cell table:formula="of:=(SUM([.B4:.H4])+SUM([.B6:.H6]))/[.N17]" office:value-type="float" office:value="0.211675260312375" calcext:value-type="float">
            <text:p>0.2116752603</text:p>
          </table:table-cell>
          <table:table-cell table:formula="of:=([.C4]+[.C6]+[.D4]+[.D6]+[.H4]+[.H6])/[.N17]" office:value-type="float" office:value="0.211049509411294" calcext:value-type="float">
            <text:p>0.2110495094</text:p>
          </table:table-cell>
          <table:table-cell table:formula="of:=[.P17]/[.O17]" office:value-type="float" office:value="0.99704381655108" calcext:value-type="float">
            <text:p>0.9970438166</text:p>
          </table:table-cell>
        </table:table-row>
        <table:table-row table:style-name="ro1">
          <table:table-cell table:number-columns-repeated="13"/>
          <table:table-cell table:formula="of:=SUM([.A5:.H5])+SUM([.A6:.H6])" office:value-type="float" office:value="10304995" calcext:value-type="float">
            <text:p>10304995</text:p>
          </table:table-cell>
          <table:table-cell table:formula="of:=(SUM([.B5:.H5])+SUM([.B6:.H6]))/[.N17]" office:value-type="float" office:value="0.545484581497797" calcext:value-type="float">
            <text:p>0.5454845815</text:p>
          </table:table-cell>
          <table:table-cell table:formula="of:=([.C5]+[.D5]+[.H5]+[.H6]+[.D6]+[.C6])/[.N18]" office:value-type="float" office:value="0.0844845630686866" calcext:value-type="float">
            <text:p>0.0844845631</text:p>
          </table:table-cell>
          <table:table-cell table:formula="of:=[.P18]/[.O18]" office:value-type="float" office:value="0.15487983700054" calcext:value-type="float">
            <text:p>0.154879837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8:14:48.712986628</dc:date>
    <meta:editing-duration>PT34M</meta:editing-duration>
    <meta:editing-cycles>2</meta:editing-cycles>
    <meta:generator>LibreOffice/5.1.6.2$Linux_X86_64 LibreOffice_project/10m0$Build-2</meta:generator>
    <meta:document-statistic meta:table-count="2" meta:cell-count="84" meta:object-count="0"/>
  </office:meta>
</office:document-meta>
</file>